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8125in" style:rel-column-width="26616*"/>
    </style:style>
    <style:style style:name="Table1.B" style:family="table-column">
      <style:table-column-properties style:column-width="4.1125in" style:rel-column-width="38919*"/>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B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9becb" officeooo:paragraph-rsid="0019becb"/>
    </style:style>
    <style:style style:name="P2" style:family="paragraph" style:parent-style-name="Text_20_body">
      <style:text-properties officeooo:paragraph-rsid="00250438"/>
    </style:style>
    <style:style style:name="P3" style:family="paragraph" style:parent-style-name="Text_20_body">
      <style:text-properties officeooo:rsid="0029eabb" officeooo:paragraph-rsid="0029eabb"/>
    </style:style>
    <style:style style:name="P4" style:family="paragraph" style:parent-style-name="Text_20_body">
      <style:text-properties officeooo:rsid="0029eabb" officeooo:paragraph-rsid="003c99ac"/>
    </style:style>
    <style:style style:name="P5" style:family="paragraph" style:parent-style-name="Text_20_body">
      <style:text-properties officeooo:rsid="0029eabb" officeooo:paragraph-rsid="003cacb3"/>
    </style:style>
    <style:style style:name="P6" style:family="paragraph" style:parent-style-name="Text_20_body">
      <style:text-properties officeooo:rsid="002b63b8" officeooo:paragraph-rsid="002b63b8"/>
    </style:style>
    <style:style style:name="P7" style:family="paragraph" style:parent-style-name="Text_20_body">
      <style:text-properties officeooo:rsid="002b63b8" officeooo:paragraph-rsid="003c99ac"/>
    </style:style>
    <style:style style:name="P8" style:family="paragraph" style:parent-style-name="Text_20_body">
      <style:text-properties officeooo:rsid="002ed28c" officeooo:paragraph-rsid="002ed28c"/>
    </style:style>
    <style:style style:name="P9" style:family="paragraph" style:parent-style-name="Text_20_body">
      <style:text-properties officeooo:rsid="002f6e90" officeooo:paragraph-rsid="002f6e90"/>
    </style:style>
    <style:style style:name="P10" style:family="paragraph" style:parent-style-name="Text_20_body">
      <style:text-properties officeooo:rsid="0032ba9e" officeooo:paragraph-rsid="0032ba9e"/>
    </style:style>
    <style:style style:name="P11" style:family="paragraph" style:parent-style-name="Text_20_body">
      <style:text-properties officeooo:rsid="00337a05" officeooo:paragraph-rsid="00337a05"/>
    </style:style>
    <style:style style:name="P12" style:family="paragraph" style:parent-style-name="Text_20_body">
      <style:text-properties officeooo:rsid="00337a05" officeooo:paragraph-rsid="00564787"/>
    </style:style>
    <style:style style:name="P13" style:family="paragraph" style:parent-style-name="Text_20_body">
      <style:text-properties officeooo:rsid="003491e6" officeooo:paragraph-rsid="003491e6"/>
    </style:style>
    <style:style style:name="P14" style:family="paragraph" style:parent-style-name="Text_20_body">
      <style:text-properties officeooo:rsid="0035cd4c" officeooo:paragraph-rsid="0035cd4c"/>
    </style:style>
    <style:style style:name="P15" style:family="paragraph" style:parent-style-name="Text_20_body">
      <style:text-properties officeooo:rsid="0036991f" officeooo:paragraph-rsid="0036991f"/>
    </style:style>
    <style:style style:name="P16" style:family="paragraph" style:parent-style-name="Text_20_body">
      <style:text-properties officeooo:rsid="0037014d" officeooo:paragraph-rsid="0037014d"/>
    </style:style>
    <style:style style:name="P17" style:family="paragraph" style:parent-style-name="Text_20_body">
      <style:text-properties officeooo:rsid="0037014d" officeooo:paragraph-rsid="00382ccf"/>
    </style:style>
    <style:style style:name="P18" style:family="paragraph" style:parent-style-name="Text_20_body">
      <style:text-properties officeooo:rsid="00382ccf" officeooo:paragraph-rsid="00382ccf"/>
    </style:style>
    <style:style style:name="P19" style:family="paragraph" style:parent-style-name="Text_20_body">
      <style:text-properties officeooo:rsid="0038fe95" officeooo:paragraph-rsid="0038fe95"/>
    </style:style>
    <style:style style:name="P20" style:family="paragraph" style:parent-style-name="Text_20_body">
      <style:text-properties officeooo:rsid="003e62bc" officeooo:paragraph-rsid="003e62bc"/>
    </style:style>
    <style:style style:name="P21" style:family="paragraph" style:parent-style-name="Text_20_body">
      <style:text-properties officeooo:rsid="004051e7" officeooo:paragraph-rsid="004051e7"/>
    </style:style>
    <style:style style:name="P22" style:family="paragraph" style:parent-style-name="Text_20_body">
      <style:text-properties style:text-underline-style="solid" style:text-underline-width="auto" style:text-underline-color="font-color" officeooo:rsid="004bc8b3" officeooo:paragraph-rsid="004bc8b3"/>
    </style:style>
    <style:style style:name="P23" style:family="paragraph" style:parent-style-name="Text_20_body">
      <style:text-properties officeooo:rsid="004b7cf7" officeooo:paragraph-rsid="00564787"/>
    </style:style>
    <style:style style:name="P24" style:family="paragraph" style:parent-style-name="Text_20_body">
      <style:text-properties officeooo:rsid="00510394" officeooo:paragraph-rsid="00564787"/>
    </style:style>
    <style:style style:name="P25" style:family="paragraph" style:parent-style-name="Text_20_body">
      <style:text-properties officeooo:rsid="0051a3cb" officeooo:paragraph-rsid="00564787"/>
    </style:style>
    <style:style style:name="P26" style:family="paragraph" style:parent-style-name="Text_20_body">
      <style:text-properties officeooo:rsid="002fa43f" officeooo:paragraph-rsid="00564787"/>
    </style:style>
    <style:style style:name="P27" style:family="paragraph" style:parent-style-name="Text_20_body">
      <style:text-properties officeooo:rsid="0044bc13" officeooo:paragraph-rsid="00564787"/>
    </style:style>
    <style:style style:name="P28" style:family="paragraph" style:parent-style-name="Text_20_body">
      <style:text-properties officeooo:rsid="00479193" officeooo:paragraph-rsid="00564787"/>
    </style:style>
    <style:style style:name="P29" style:family="paragraph" style:parent-style-name="Text_20_body">
      <style:text-properties officeooo:rsid="0048fa2a" officeooo:paragraph-rsid="00564787"/>
    </style:style>
    <style:style style:name="P30" style:family="paragraph" style:parent-style-name="Text_20_body">
      <style:text-properties officeooo:rsid="004c9c03" officeooo:paragraph-rsid="00564787"/>
    </style:style>
    <style:style style:name="P31" style:family="paragraph" style:parent-style-name="Text_20_body">
      <style:text-properties officeooo:rsid="0034d696" officeooo:paragraph-rsid="00564787"/>
    </style:style>
    <style:style style:name="P32" style:family="paragraph" style:parent-style-name="Text_20_body">
      <style:text-properties fo:font-style="normal" officeooo:rsid="0034d696" officeooo:paragraph-rsid="00564787" style:font-style-asian="normal" style:font-style-complex="normal"/>
    </style:style>
    <style:style style:name="P33" style:family="paragraph" style:parent-style-name="Text_20_body">
      <style:text-properties fo:font-style="normal" officeooo:rsid="0032b2c9" officeooo:paragraph-rsid="00564787" style:font-style-asian="normal" style:font-style-complex="normal"/>
    </style:style>
    <style:style style:name="P34" style:family="paragraph" style:parent-style-name="Text_20_body">
      <style:text-properties fo:font-style="normal" officeooo:rsid="002ed28c" style:font-style-asian="normal" style:font-style-complex="normal"/>
    </style:style>
    <style:style style:name="P35" style:family="paragraph" style:parent-style-name="Text_20_body">
      <style:text-properties officeooo:paragraph-rsid="00564787"/>
    </style:style>
    <style:style style:name="P36" style:family="paragraph" style:parent-style-name="Text_20_body">
      <style:text-properties officeooo:rsid="0030ce1c" officeooo:paragraph-rsid="00564787"/>
    </style:style>
    <style:style style:name="P37" style:family="paragraph" style:parent-style-name="Text_20_body">
      <style:text-properties officeooo:rsid="005e4766" officeooo:paragraph-rsid="005e4766"/>
    </style:style>
    <style:style style:name="P38" style:family="paragraph" style:parent-style-name="Text_20_body">
      <style:text-properties officeooo:rsid="00642126" officeooo:paragraph-rsid="00642126"/>
    </style:style>
    <style:style style:name="P39" style:family="paragraph" style:parent-style-name="Text_20_body">
      <style:text-properties officeooo:rsid="00656121" officeooo:paragraph-rsid="0066a4d2"/>
    </style:style>
    <style:style style:name="P40" style:family="paragraph" style:parent-style-name="Text_20_body">
      <style:text-properties officeooo:rsid="00689805" officeooo:paragraph-rsid="0068f285"/>
    </style:style>
    <style:style style:name="P41" style:family="paragraph" style:parent-style-name="Text_20_body">
      <style:text-properties officeooo:rsid="00689805" officeooo:paragraph-rsid="0073343d"/>
    </style:style>
    <style:style style:name="P42" style:family="paragraph" style:parent-style-name="Text_20_body">
      <style:text-properties officeooo:rsid="00694818" officeooo:paragraph-rsid="00694818"/>
    </style:style>
    <style:style style:name="P43" style:family="paragraph" style:parent-style-name="Text_20_body">
      <style:text-properties officeooo:rsid="006d2c3e" officeooo:paragraph-rsid="006d2c3e"/>
    </style:style>
    <style:style style:name="P44" style:family="paragraph" style:parent-style-name="Text_20_body">
      <style:text-properties officeooo:rsid="006f1361" officeooo:paragraph-rsid="006f1361"/>
    </style:style>
    <style:style style:name="P45" style:family="paragraph" style:parent-style-name="Text_20_body">
      <style:text-properties officeooo:rsid="00750874" officeooo:paragraph-rsid="00750874"/>
    </style:style>
    <style:style style:name="P46" style:family="paragraph" style:parent-style-name="Text_20_body">
      <style:text-properties officeooo:rsid="007af20c" officeooo:paragraph-rsid="007af20c"/>
    </style:style>
    <style:style style:name="P47" style:family="paragraph" style:parent-style-name="Text_20_body">
      <style:text-properties officeooo:rsid="007af20c" officeooo:paragraph-rsid="007e5a57"/>
    </style:style>
    <style:style style:name="P48" style:family="paragraph" style:parent-style-name="Text_20_body">
      <style:text-properties officeooo:rsid="007eddd7" officeooo:paragraph-rsid="007eddd7"/>
    </style:style>
    <style:style style:name="P49" style:family="paragraph" style:parent-style-name="Text_20_body">
      <style:text-properties officeooo:rsid="00805a69" officeooo:paragraph-rsid="00805a69"/>
    </style:style>
    <style:style style:name="P50" style:family="paragraph" style:parent-style-name="Text_20_body">
      <style:text-properties officeooo:rsid="00834ddc" officeooo:paragraph-rsid="00834ddc"/>
    </style:style>
    <style:style style:name="P51" style:family="paragraph" style:parent-style-name="Text_20_body" style:master-page-name="">
      <style:paragraph-properties fo:margin-left="0.5in" fo:margin-right="0.4366in" fo:margin-top="0in" fo:margin-bottom="0.0972in" style:contextual-spacing="false" fo:line-height="120%" fo:text-align="justify" style:justify-single-word="false" fo:text-indent="0in" style:auto-text-indent="false" style:page-number="auto"/>
      <style:text-properties fo:background-color="#cccccc"/>
    </style:style>
    <style:style style:name="P52" style:family="paragraph" style:parent-style-name="Command">
      <style:text-properties officeooo:rsid="00272e6f" officeooo:paragraph-rsid="002ed28c"/>
    </style:style>
    <style:style style:name="P53" style:family="paragraph" style:parent-style-name="Command">
      <style:text-properties officeooo:paragraph-rsid="002ed28c"/>
    </style:style>
    <style:style style:name="P54" style:family="paragraph" style:parent-style-name="Command">
      <style:text-properties officeooo:rsid="0037014d" officeooo:paragraph-rsid="00382ccf"/>
    </style:style>
    <style:style style:name="P55" style:family="paragraph" style:parent-style-name="Command">
      <style:text-properties officeooo:paragraph-rsid="004051e7"/>
    </style:style>
    <style:style style:name="P56" style:family="paragraph" style:parent-style-name="Command">
      <style:text-properties officeooo:rsid="00479193" officeooo:paragraph-rsid="00564787"/>
    </style:style>
    <style:style style:name="P57" style:family="paragraph" style:parent-style-name="Command">
      <style:text-properties fo:font-style="normal" officeooo:paragraph-rsid="00564787" style:font-style-asian="normal" style:font-style-complex="normal"/>
    </style:style>
    <style:style style:name="P58" style:family="paragraph" style:parent-style-name="Command">
      <style:text-properties fo:font-style="normal" officeooo:rsid="00272e6f" officeooo:paragraph-rsid="00577a85" style:font-style-asian="normal" style:font-style-complex="normal"/>
    </style:style>
    <style:style style:name="P59" style:family="paragraph" style:parent-style-name="Command">
      <style:text-properties officeooo:paragraph-rsid="00564787"/>
    </style:style>
    <style:style style:name="P60" style:family="paragraph" style:parent-style-name="Command">
      <style:text-properties officeooo:paragraph-rsid="00577a85"/>
    </style:style>
    <style:style style:name="P61" style:family="paragraph" style:parent-style-name="Command">
      <style:text-properties officeooo:paragraph-rsid="005bae79"/>
    </style:style>
    <style:style style:name="P62" style:family="paragraph" style:parent-style-name="Command">
      <style:text-properties officeooo:paragraph-rsid="005c9a5f"/>
    </style:style>
    <style:style style:name="P63" style:family="paragraph" style:parent-style-name="Command">
      <style:text-properties officeooo:paragraph-rsid="006dff84"/>
    </style:style>
    <style:style style:name="P64" style:family="paragraph" style:parent-style-name="Command">
      <style:text-properties officeooo:paragraph-rsid="006f1361"/>
    </style:style>
    <style:style style:name="P65" style:family="paragraph" style:parent-style-name="Command">
      <style:text-properties officeooo:paragraph-rsid="007144c5"/>
    </style:style>
    <style:style style:name="P66" style:family="paragraph" style:parent-style-name="Command">
      <style:text-properties officeooo:rsid="00829172" officeooo:paragraph-rsid="00829172"/>
    </style:style>
    <style:style style:name="P67" style:family="paragraph" style:parent-style-name="Command">
      <style:text-properties officeooo:rsid="00829172" officeooo:paragraph-rsid="00834ddc"/>
    </style:style>
    <style:style style:name="P68" style:family="paragraph" style:parent-style-name="Table_20_Contents">
      <style:text-properties officeooo:rsid="00694818" officeooo:paragraph-rsid="00694818"/>
    </style:style>
    <style:style style:name="P69" style:family="paragraph" style:parent-style-name="Table_20_Contents">
      <style:text-properties fo:font-weight="bold" officeooo:rsid="00689805" officeooo:paragraph-rsid="00689805" style:font-weight-asian="bold" style:font-weight-complex="bold"/>
    </style:style>
    <style:style style:name="P70" style:family="paragraph" style:parent-style-name="Command">
      <style:paragraph-properties fo:margin-left="0.4925in" fo:margin-right="0in" fo:text-indent="0in" style:auto-text-indent="false"/>
      <style:text-properties fo:font-style="normal" officeooo:rsid="007cdfc4" officeooo:paragraph-rsid="007e5a57" style:font-style-asian="normal" style:font-style-complex="normal"/>
    </style:style>
    <style:style style:name="P71" style:family="paragraph" style:parent-style-name="Text_20_body" style:list-style-name="L1">
      <style:text-properties officeooo:rsid="007c9474" officeooo:paragraph-rsid="007c9474"/>
    </style:style>
    <style:style style:name="P72" style:family="paragraph" style:parent-style-name="Text_20_body" style:list-style-name="L1">
      <style:text-properties officeooo:rsid="007cdfc4" officeooo:paragraph-rsid="007cdfc4"/>
    </style:style>
    <style:style style:name="P73" style:family="paragraph" style:parent-style-name="Text_20_body">
      <style:text-properties officeooo:rsid="0082f00c" officeooo:paragraph-rsid="008510a0"/>
    </style:style>
    <style:style style:name="P74" style:family="paragraph" style:parent-style-name="Heading_20_1">
      <style:text-properties officeooo:rsid="0026b12e"/>
    </style:style>
    <style:style style:name="P75" style:family="paragraph" style:parent-style-name="Heading_20_1">
      <style:text-properties officeooo:rsid="00564787" officeooo:paragraph-rsid="00564787"/>
    </style:style>
    <style:style style:name="P76" style:family="paragraph" style:parent-style-name="Heading_20_1">
      <style:text-properties officeooo:paragraph-rsid="00564787"/>
    </style:style>
    <style:style style:name="P77" style:family="paragraph" style:parent-style-name="Heading_20_1">
      <style:text-properties officeooo:rsid="003e62bc" officeooo:paragraph-rsid="003e62bc"/>
    </style:style>
    <style:style style:name="P78" style:family="paragraph" style:parent-style-name="Heading_20_1">
      <style:text-properties officeooo:rsid="00642126" officeooo:paragraph-rsid="00642126"/>
    </style:style>
    <style:style style:name="P79" style:family="paragraph" style:parent-style-name="Heading_20_1">
      <style:text-properties officeooo:rsid="007af20c" officeooo:paragraph-rsid="007af20c"/>
    </style:style>
    <style:style style:name="P80" style:family="paragraph" style:parent-style-name="Heading_20_1">
      <style:paragraph-properties fo:break-before="page"/>
      <style:text-properties officeooo:rsid="0029eabb" officeooo:paragraph-rsid="0029eabb"/>
    </style:style>
    <style:style style:name="P81" style:family="paragraph" style:parent-style-name="Heading_20_2">
      <style:text-properties officeooo:paragraph-rsid="00564787"/>
    </style:style>
    <style:style style:name="P82" style:family="paragraph" style:parent-style-name="Heading_20_2">
      <style:text-properties officeooo:rsid="004b7cf7" officeooo:paragraph-rsid="00564787"/>
    </style:style>
    <style:style style:name="P83" style:family="paragraph" style:parent-style-name="Heading_20_2">
      <style:text-properties officeooo:rsid="00805a69" officeooo:paragraph-rsid="00805a69"/>
    </style:style>
    <style:style style:name="P84" style:family="paragraph" style:parent-style-name="Heading_20_2">
      <style:text-properties officeooo:paragraph-rsid="00577a85"/>
    </style:style>
    <style:style style:name="T1" style:family="text">
      <style:text-properties officeooo:rsid="001b9829"/>
    </style:style>
    <style:style style:name="T2" style:family="text">
      <style:text-properties officeooo:rsid="001d755f"/>
    </style:style>
    <style:style style:name="T3" style:family="text">
      <style:text-properties officeooo:rsid="001eb130"/>
    </style:style>
    <style:style style:name="T4" style:family="text">
      <style:text-properties officeooo:rsid="00250438"/>
    </style:style>
    <style:style style:name="T5" style:family="text">
      <style:text-properties officeooo:rsid="0026b12e"/>
    </style:style>
    <style:style style:name="T6" style:family="text">
      <style:text-properties fo:font-style="italic" style:font-style-asian="italic" style:font-style-complex="italic"/>
    </style:style>
    <style:style style:name="T7" style:family="text">
      <style:text-properties fo:font-style="italic" officeooo:rsid="001b9829" style:font-style-asian="italic" style:font-style-complex="italic"/>
    </style:style>
    <style:style style:name="T8" style:family="text">
      <style:text-properties fo:font-style="italic" officeooo:rsid="0026b12e" style:font-style-asian="italic" style:font-style-complex="italic"/>
    </style:style>
    <style:style style:name="T9" style:family="text">
      <style:text-properties fo:font-style="italic" officeooo:rsid="002b63b8" style:font-style-asian="italic" style:font-style-complex="italic"/>
    </style:style>
    <style:style style:name="T10" style:family="text">
      <style:text-properties fo:font-style="italic" officeooo:rsid="0034d696" style:font-style-asian="italic" style:font-style-complex="italic"/>
    </style:style>
    <style:style style:name="T11" style:family="text">
      <style:text-properties fo:font-style="italic" officeooo:rsid="004051e7" style:font-style-asian="italic" style:font-style-complex="italic"/>
    </style:style>
    <style:style style:name="T12" style:family="text">
      <style:text-properties fo:font-style="italic" officeooo:rsid="00416076" style:font-style-asian="italic" style:font-style-complex="italic"/>
    </style:style>
    <style:style style:name="T13" style:family="text">
      <style:text-properties fo:font-style="italic" officeooo:rsid="00479193" style:font-style-asian="italic" style:font-style-complex="italic"/>
    </style:style>
    <style:style style:name="T14" style:family="text">
      <style:text-properties fo:font-style="italic" officeooo:rsid="00529811" style:font-style-asian="italic" style:font-style-complex="italic"/>
    </style:style>
    <style:style style:name="T15" style:family="text">
      <style:text-properties fo:font-style="italic" officeooo:rsid="00250438" style:font-style-asian="italic" style:font-style-complex="italic"/>
    </style:style>
    <style:style style:name="T16" style:family="text">
      <style:text-properties fo:font-style="italic" officeooo:rsid="0059eac4" style:font-style-asian="italic" style:font-style-complex="italic"/>
    </style:style>
    <style:style style:name="T17" style:family="text">
      <style:text-properties fo:font-style="italic" officeooo:rsid="0066a4d2" style:font-style-asian="italic" style:font-style-complex="italic"/>
    </style:style>
    <style:style style:name="T18" style:family="text">
      <style:text-properties fo:font-style="italic" officeooo:rsid="0075c25c" style:font-style-asian="italic" style:font-style-complex="italic"/>
    </style:style>
    <style:style style:name="T19" style:family="text">
      <style:text-properties fo:font-style="italic" officeooo:rsid="007c9474" style:font-style-asian="italic" style:font-style-complex="italic"/>
    </style:style>
    <style:style style:name="T20" style:family="text">
      <style:text-properties fo:font-style="italic" officeooo:rsid="00834ddc" style:font-style-asian="italic" style:font-style-complex="italic"/>
    </style:style>
    <style:style style:name="T21" style:family="text">
      <style:text-properties fo:font-style="italic" officeooo:rsid="008510a0"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officeooo:rsid="00272e6f"/>
    </style:style>
    <style:style style:name="T24" style:family="text">
      <style:text-properties officeooo:rsid="002b63b8"/>
    </style:style>
    <style:style style:name="T25" style:family="text">
      <style:text-properties officeooo:rsid="002ed28c"/>
    </style:style>
    <style:style style:name="T26" style:family="text">
      <style:text-properties fo:font-style="normal" style:font-style-asian="normal" style:font-style-complex="normal"/>
    </style:style>
    <style:style style:name="T27" style:family="text">
      <style:text-properties fo:font-style="normal" officeooo:rsid="004fb7fa" style:font-style-asian="normal" style:font-style-complex="normal"/>
    </style:style>
    <style:style style:name="T28" style:family="text">
      <style:text-properties fo:font-style="normal" officeooo:rsid="0035cd4c" style:font-style-asian="normal" style:font-style-complex="normal"/>
    </style:style>
    <style:style style:name="T29" style:family="text">
      <style:text-properties fo:font-style="normal" officeooo:rsid="00564787" style:font-style-asian="normal" style:font-style-complex="normal"/>
    </style:style>
    <style:style style:name="T30" style:family="text">
      <style:text-properties fo:font-style="normal" officeooo:rsid="00577a85" style:font-style-asian="normal" style:font-style-complex="normal"/>
    </style:style>
    <style:style style:name="T31" style:family="text">
      <style:text-properties fo:font-style="normal" officeooo:rsid="00799a16" style:font-style-asian="normal" style:font-style-complex="normal"/>
    </style:style>
    <style:style style:name="T32" style:family="text">
      <style:text-properties fo:font-style="normal" officeooo:rsid="008510a0" style:font-style-asian="normal" style:font-style-complex="normal"/>
    </style:style>
    <style:style style:name="T33" style:family="text">
      <style:text-properties officeooo:rsid="002fa43f"/>
    </style:style>
    <style:style style:name="T34" style:family="text">
      <style:text-properties officeooo:rsid="0032ba9e"/>
    </style:style>
    <style:style style:name="T35" style:family="text">
      <style:text-properties officeooo:rsid="00337a05"/>
    </style:style>
    <style:style style:name="T36" style:family="text">
      <style:text-properties officeooo:rsid="003491e6"/>
    </style:style>
    <style:style style:name="T37" style:family="text">
      <style:text-properties officeooo:rsid="0034d696"/>
    </style:style>
    <style:style style:name="T38" style:family="text">
      <style:text-properties officeooo:rsid="0035cd4c"/>
    </style:style>
    <style:style style:name="T39" style:family="text">
      <style:text-properties officeooo:rsid="0036991f"/>
    </style:style>
    <style:style style:name="T40" style:family="text">
      <style:text-properties officeooo:rsid="0037014d"/>
    </style:style>
    <style:style style:name="T41" style:family="text">
      <style:text-properties officeooo:rsid="00382ccf"/>
    </style:style>
    <style:style style:name="T42" style:family="text">
      <style:text-properties officeooo:rsid="0038fe95"/>
    </style:style>
    <style:style style:name="T43" style:family="text">
      <style:text-properties officeooo:rsid="004051e7"/>
    </style:style>
    <style:style style:name="T44" style:family="text">
      <style:text-properties officeooo:rsid="00416076"/>
    </style:style>
    <style:style style:name="T45" style:family="text">
      <style:text-properties officeooo:rsid="00419dc7"/>
    </style:style>
    <style:style style:name="T46" style:family="text">
      <style:text-properties officeooo:rsid="0046702a"/>
    </style:style>
    <style:style style:name="T47" style:family="text">
      <style:text-properties officeooo:rsid="0047b205"/>
    </style:style>
    <style:style style:name="T48" style:family="text">
      <style:text-properties officeooo:rsid="004aae28"/>
    </style:style>
    <style:style style:name="T49" style:family="text">
      <style:text-properties officeooo:rsid="004fb7fa"/>
    </style:style>
    <style:style style:name="T50" style:family="text">
      <style:text-properties officeooo:rsid="00510394"/>
    </style:style>
    <style:style style:name="T51" style:family="text">
      <style:text-properties officeooo:rsid="0051a3cb"/>
    </style:style>
    <style:style style:name="T52" style:family="text">
      <style:text-properties officeooo:rsid="00529811"/>
    </style:style>
    <style:style style:name="T53" style:family="text">
      <style:text-properties officeooo:rsid="0054548a"/>
    </style:style>
    <style:style style:name="T54" style:family="text">
      <style:text-properties officeooo:rsid="00564787"/>
    </style:style>
    <style:style style:name="T55" style:family="text">
      <style:text-properties officeooo:rsid="0059eac4"/>
    </style:style>
    <style:style style:name="T56" style:family="text">
      <style:text-properties officeooo:rsid="005bae79"/>
    </style:style>
    <style:style style:name="T57" style:family="text">
      <style:text-properties officeooo:rsid="0063dc39"/>
    </style:style>
    <style:style style:name="T58" style:family="text">
      <style:text-properties officeooo:rsid="00656121"/>
    </style:style>
    <style:style style:name="T59" style:family="text">
      <style:text-properties officeooo:rsid="0066a4d2"/>
    </style:style>
    <style:style style:name="T60" style:family="text">
      <style:text-properties officeooo:rsid="0068f285"/>
    </style:style>
    <style:style style:name="T61" style:family="text">
      <style:text-properties officeooo:rsid="00694818"/>
    </style:style>
    <style:style style:name="T62" style:family="text">
      <style:text-properties officeooo:rsid="006b37c0"/>
    </style:style>
    <style:style style:name="T63" style:family="text">
      <style:text-properties officeooo:rsid="006d2c3e"/>
    </style:style>
    <style:style style:name="T64" style:family="text">
      <style:text-properties officeooo:rsid="006dff84"/>
    </style:style>
    <style:style style:name="T65" style:family="text">
      <style:text-properties officeooo:rsid="00689805"/>
    </style:style>
    <style:style style:name="T66" style:family="text">
      <style:text-properties officeooo:rsid="007144c5"/>
    </style:style>
    <style:style style:name="T67" style:family="text">
      <style:text-properties officeooo:rsid="0073343d"/>
    </style:style>
    <style:style style:name="T68" style:family="text">
      <style:text-properties officeooo:rsid="00750874"/>
    </style:style>
    <style:style style:name="T69" style:family="text">
      <style:text-properties officeooo:rsid="0075c25c"/>
    </style:style>
    <style:style style:name="T70" style:family="text">
      <style:text-properties officeooo:rsid="0077a2e5"/>
    </style:style>
    <style:style style:name="T71" style:family="text">
      <style:text-properties officeooo:rsid="007c9474"/>
    </style:style>
    <style:style style:name="T72" style:family="text">
      <style:text-properties officeooo:rsid="007cdfc4"/>
    </style:style>
    <style:style style:name="T73" style:family="text">
      <style:text-properties officeooo:rsid="007e5a57"/>
    </style:style>
    <style:style style:name="T74" style:family="text">
      <style:text-properties officeooo:rsid="00805a69"/>
    </style:style>
    <style:style style:name="T75" style:family="text">
      <style:text-properties officeooo:rsid="0080b8ea"/>
    </style:style>
    <style:style style:name="T76" style:family="text">
      <style:text-properties officeooo:rsid="0082f00c"/>
    </style:style>
    <style:style style:name="T77" style:family="text">
      <style:text-properties officeooo:rsid="00834ddc"/>
    </style:style>
    <style:style style:name="T78" style:family="text">
      <style:text-properties officeooo:rsid="008510a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apuma KYUM Example/Tutorial</text:p>
      <text:p text:style-name="P22">Last Edited: <text:span text:style-name="T57">9</text:span> March 2015</text:p>
      <text:h text:style-name="P74" text:outline-level="1">Introduction</text:h>
      <text:p text:style-name="Text_20_body">This document provides both an example and a tutorial of how to use Rapuma for typesetting a simple Scripture publication. Please note this <text:span text:style-name="T5">example </text:span>project and the material it contains is not for public distribution in any way. Permission to use this project’s data has been given only for use in the context of Rapuma development. This data set was chosen for particular complexities which make it a good test for the system. <text:span text:style-name="T5">It is assumed that anyone using this example is involved in Rapuma development and has the latest version of the project from </text:span><text:span text:style-name="T8">github</text:span><text:span text:style-name="T5"> installed on their system. You can get that here:</text:span></text:p>
      <text:p text:style-name="Command">https://github.com/sillsdev/rapuma.git</text:p>
      <text:p text:style-name="P1">There is a Bash script provided which is used for testing <text:span text:style-name="T1">Rapuma. It is found in the </text:span><text:span text:style-name="T7">testing</text:span><text:span text:style-name="T1"> folder which is inside the </text:span><text:span text:style-name="T7">resource</text:span><text:span text:style-name="T1"> folder. It contains the virtually all the commands of this tutorial, but with no documentation. So for testing, it is useful, for understanding, not so much. This tutorial is written to help a user understand the command syntax and a general understanding of how to process a publication with the CLI (Command Line Interface). It will take the process from start to finish, one line at a time, explaining what each command does. It is not an exhaustive tutorial but you should get the idea by the time you are finished with it. The end result will be a PDF file in the Deliverable folder that contains the contents of our mini publication. It should be noted that the quality of this test publication is no where near what it would need to be if it were going to be an actual product. Much more work would need to be done to finish it.</text:span></text:p>
      <text:p text:style-name="P51"><text:span text:style-name="T2">NOTE: </text:span>Before <text:span text:style-name="T2">starting this tutorial</text:span>, be sure you have a properly set up system according to the "installme" instructions found in the Rapuma <text:span text:style-name="T2">program </text:span>doc folder. NOTE: This script is <text:span text:style-name="T23">designed</text:span> to work with Rapuma version v0.7.202 or higher and on the Linux operating system, Ubuntu 14.04 or higher.</text:p>
      <text:h text:style-name="Heading_20_1" text:outline-level="1">Environment Setup</text:h>
      <text:p text:style-name="P2">First, <text:span text:style-name="T2">we need to </text:span>setup the environment <text:span text:style-name="T2">for this tutorial to be useful</text:span>. Rapuma publishing systems have a specified project folder. For this example we will assume the name of that folder is “Publishing”. <text:span text:style-name="T4">In our Publishing folder we are going to create a sub-folder called </text:span><text:span text:style-name="T15">my_source</text:span><text:span text:style-name="T4"> that will contain all data for this example as well as others. Also, while we are at it, create a folder called </text:span><text:span text:style-name="T15">my_cloud</text:span><text:span text:style-name="T4">. I’ll get to that later in the tutorial. In the </text:span><text:span text:style-name="T15">my_source</text:span><text:span text:style-name="T4"> folder, please copy the compressed Zip files found in the Rapuma program project folder in resource/example. Copy assets.zip and KYUM.zip into your my_source folder, extract them there, then delete the zip files. That should give you everything you need for this tutorial.</text:span></text:p>
      <text:h text:style-name="P80" text:outline-level="1">CLI Syntax</text:h>
      <text:p text:style-name="P3">The Command Line Interface (CLI) syntax has a very basic and consistent structure. Basically, it goes like this:</text:p>
      <text:p text:style-name="Command">rapuma &lt;Command Class&gt; &lt;Project ID&gt; &lt;Command&gt; &lt;Sub-command&gt; [options]</text:p>
      <text:p text:style-name="P4">The first position, of course contains <text:span text:style-name="T22">“rapuma”</text:span>, which calls the program. The second position, the Command Class, <text:span text:style-name="T24">directs Rapuma to the group, or class, of commands that will be executed. The command classes are grouped by scope of function. The classes are, </text:span><text:span text:style-name="T9">help, publication, content, asset, process, and setting</text:span><text:span text:style-name="T24">.</text:span></text:p>
      <text:p text:style-name="P4"><text:span text:style-name="T24">The third position always contains the Project ID which directs Rapuma to what project will be acted on. The project ID can be anything. Often, in the CLI context, it is useful to make it a somewhat human readable form. In this example the project ID is: </text:span><text:span text:style-name="T9">KYU-MYMR-KYUMTEST</text:span><text:span text:style-name="T24">. The first part, KYU, is the language ID. The second part, MYMR, is the script ID. The third part, KYUMTEST, is a somewhat random project designator. </text:span></text:p>
      <text:p text:style-name="P7">The fourth position in the command syntax is the main command focus. This will vary from class to class. For example, the content class has two parts it focuses on, component and group.</text:p>
      <text:p text:style-name="P5"><text:span text:style-name="T24">The fifth position, is the sub-command. Often there will be an </text:span><text:span text:style-name="T9">add</text:span><text:span text:style-name="T24">, </text:span><text:span text:style-name="T9">remove</text:span><text:span text:style-name="T24"> and </text:span><text:span text:style-name="T9">update</text:span><text:span text:style-name="T24"> command and perhaps others, depending on the main command it is under. </text:span></text:p>
      <text:p text:style-name="P5"><text:span text:style-name="T24">After that various options may be used to tailor each command to create the right results. Some </text:span><text:span text:style-name="T9">options</text:span><text:span text:style-name="T24"> are not optional. For example, often the --group option is needed to enable Rapuma to know what group it will be acting on. Rapuma tries to make sure you use the </text:span><text:span text:style-name="T9">“required options”</text:span><text:span text:style-name="T24"> (oxymoron) for each command. So, let’s get started.</text:span></text:p>
      <text:p text:style-name="P13">While working through this tutorial, be careful of copy and pasting commands that wrap lines in this document. For formating purposes, line breaks have been added so commands will fail if you just copy and paste into the terminal. You might want to paste them into a plain-text editor and <text:span text:style-name="T6">“straighten”</text:span> the lines out. Then copy and paste into the terminal. </text:p>
      <text:h text:style-name="Heading_20_1" text:outline-level="1">Creating A Project</text:h>
      <text:p text:style-name="Text_20_body"><text:span text:style-name="T3">One command is used to create the base project in the Publishing folder. </text:span>After this command is run there will be a new project folder created named “KYU-MYMR-KYUMTEST” in the main project folder.</text:p>
      <text:p text:style-name="Command">rapuma publication KYU-MYMR-KYUMTEST project create</text:p>
      <text:p text:style-name="P6">Note: There is no magic to the project ID <text:span text:style-name="T6">“KYU-MYMR-KYUMTEST”</text:span>, it could be anything. <text:span text:style-name="T35">You will now notice that there is a new folder with the same name as the project ID in your designated publishing projects folder.</text:span></text:p>
      <text:h text:style-name="Heading_20_2" text:outline-level="2"><text:soft-page-break/>Project Removal</text:h>
      <text:p text:style-name="Text_20_body">This Rapuma command is for deleting any previous copies of this example project on your system. Be careful when using this command as this action cannot be undone. This command permanently removes the project and its contents. Any work done will be lost when it is run.</text:p>
      <text:p text:style-name="Command">rapuma publication KYU-MYMR-KYUMTEST project remove</text:p>
      <text:p text:style-name="Text_20_body">Note that this would be the same as selecting the project folder in your file browser and deleting it.</text:p>
      <text:h text:style-name="P75" text:outline-level="1"><text:span text:style-name="T74">Setting Up </text:span>Groups</text:h>
      <text:h text:style-name="Heading_20_2" text:outline-level="2">Adding Groups</text:h>
      <text:p text:style-name="P3">As the end goal is to create the content for our test publication, we will start by creating <text:span text:style-name="T25">a group for each section or collection of components that will be rendered or merged into the project. These commands will create the three groups we will be working with</text:span></text:p>
      <text:p text:style-name="P53">rapuma content KYU-MYMR-KYUMTEST group add --group FRONT --comp_type pdf</text:p>
      <text:p text:style-name="Command">rapuma content KYU-MYMR-KYUMTEST group add --group GOSPEL --comp_type usfm</text:p>
      <text:p text:style-name="P52">rapuma content KYU-MYMR-KYUMTEST group add --group FOURTEES --comp_type usfm</text:p>
      <text:p text:style-name="P8">The first group, FRONT is for the front matter and for this publication it will contain <text:span text:style-name="T6">fixed</text:span><text:span text:style-name="T26"> type components. In other words, PDF files that will be merged together into one group. Then that group, in the end will be bound to the other groups in a specified order. </text:span></text:p>
      <text:h text:style-name="Heading_20_2" text:outline-level="2">Removing Groups</text:h>
      <text:p text:style-name="P9"><text:span text:style-name="T26">To remove a group, use the </text:span><text:span text:style-name="T6">remove</text:span><text:span text:style-name="T26"> command in place of where you used </text:span><text:span text:style-name="T6">add</text:span><text:span text:style-name="T26"> and designate the group with the </text:span><text:span text:style-name="T6">--group</text:span><text:span text:style-name="T26"> parameter like this:</text:span></text:p>
      <text:p text:style-name="Command">rapuma content KYU-MYMR-KYUMTEST group remove --group GOSPEL</text:p>
      <text:p text:style-name="P9">Of course, if you actually ran that command you just killed the GOSPEL group along with the binding order setting. If you want to continue on, you will want to add that back in and set the binding order to a value of “2”. </text:p>
      <text:h text:style-name="P76" text:outline-level="1">Asset Management</text:h>
      <text:p text:style-name="P12">Before we can <text:span text:style-name="T54">finish getting our content in place</text:span>, we need to manage a couple project assets, fonts and illustrations. <text:span text:style-name="T54">Some things need to be in place before content can be in place and ready to render.</text:span></text:p>
      <text:h text:style-name="P81" text:outline-level="2">Fonts</text:h>
      <text:p text:style-name="P27">Fonts are an important part of every publication. Rapuma treats fonts as a project asset, available to <text:span text:style-name="T46">all</text:span> classes and groups. An important thing to know about fonts <text:span text:style-name="T46">in the context of Rapuma is they </text:span>are <text:span text:style-name="T46">run locally and are part of the project. Rapuma does not use system fonts, only fonts installed into the </text:span><text:soft-page-break/><text:span text:style-name="T46">project. These fonts are referred to as packages. To install a font asset for this exercise, and attach it to the USFM component type, use this command:</text:span></text:p>
      <text:p text:style-name="P59"><text:s text:c="2"/>rapuma asset KYU-MYMR-KYUMTEST <text:span text:style-name="T46">font</text:span> add <text:span text:style-name="T46">--component_type usfm</text:span><text:line-break/><text:span text:style-name="T46">--path ~/Publishing/my_source/assets/fonts/Padauk_2.701.zip</text:span></text:p>
      <text:p text:style-name="P28">This font will be available for any group that is using the USFM component type. Other fonts can be used in the project as well, so to install a second font package, use this command:</text:p>
      <text:p text:style-name="P56">rapuma asset KYU-MYMR-KYUMTEST <text:span text:style-name="T46">font</text:span> add <text:line-break/><text:span text:style-name="T46">--path ~/Publishing/my_source/assets/fonts/</text:span>Charis\ SIL_4.106.zip</text:p>
      <text:p text:style-name="P28">At present, Rapuma will only support fonts at the component level, not the group level. Thus, if the <text:span text:style-name="T6">--component_type usfm</text:span> command were to be used <text:span text:style-name="T47">with the previous command</text:span>, it would change the font <text:span text:style-name="T47">attached to the USFM component </text:span>from Padauk to Charis. That is not what we want. <text:span text:style-name="T47">In fact, we really don’t need Charis at all for this project so to remove it, this command would be used:</text:span></text:p>
      <text:p text:style-name="P56">rapuma asset KYU-MYMR-KYUMTEST <text:span text:style-name="T46">font</text:span> <text:span text:style-name="T47">remove</text:span> <text:span text:style-name="T46">--package_id "Charis SIL_4.106"</text:span></text:p>
      <text:p text:style-name="P29">Some times it is necessary to update a font that is already installed. You do that much like adding a font. This command would do <text:span text:style-name="T49">that</text:span>:</text:p>
      <text:p text:style-name="P56">rapuma asset KYU-MYMR-KYUMTEST <text:span text:style-name="T46">font</text:span> <text:span text:style-name="T48">update</text:span> <text:span text:style-name="T46">--component_type usfm</text:span><text:line-break/><text:span text:style-name="T46">--path ~/Publishing/my_source/assets/fonts/Padauk_2.701.zip</text:span></text:p>
      <text:p text:style-name="P30">Most of the time, when updating a font, the ID will be different because the version is part of it. When this is the case, updating just becomes another way to install a font without removing the old one. If the font is associated with a component type be sure to use the --<text:span text:style-name="T13">component_type </text:span><text:span text:style-name="T26">command so the ID is updated </text:span><text:span text:style-name="T27">as well</text:span><text:span text:style-name="T26">.</text:span></text:p>
      <text:h text:style-name="P82" text:outline-level="2">Macros</text:h>
      <text:p text:style-name="P23">Another key asset in a Rapuma project is the macro package. At this point, there is really only one macro packages in use, the usfmTex package. This package is a fork on the original Scripture typesetting TeX macro, the ptx2pdf package, developed in the late 1990s. The TeX macros are what drives the XeTeX rendering engine. <text:span text:style-name="T49">With USFM rendering, the macro package also includes style handling. Default styles (default.sty) are taken from Paratext and some minor adjustments have been made to be sure they work within the context of Rapuma. There are also style extension files included to enable default overrides. Extension for overriding the TeX Macro settings are included as well. </text:span></text:p>
      <text:p text:style-name="P23">Hopefully some day there will be more than just the usfmTex package and with that in mind, <text:span text:style-name="T49">the </text:span>Rapuma <text:span text:style-name="T49">architecture </text:span>is designed to work with other macro packages, even though no other packages currently exist. <text:span text:style-name="T50">Also, as macro packages are very specifically organized to work with Rapuma, if you are looking for one, the best place to look for a macro package is in the Rapuma project. They can be found in the rapuma/resource/macro folder. The packages there are in compressed .zip format.</text:span></text:p>
      <text:p text:style-name="P24">A macro package is tied to a component type, not a group. If there were component types other than USFM that needed macro support, Rapuma would be able to reference a macro package for rendering the alternate component type. However, for now, we only need to be concerned with one component type, USFM. </text:p>
      <text:p text:style-name="P24"><text:soft-page-break/>You <text:span text:style-name="T14">add</text:span>, <text:span text:style-name="T6">remove</text:span> and <text:span text:style-name="T6">update</text:span> a macro package just like other Rapuma assets. This example contains two macro packages to demonstrate management functions. In this part of the tutorial we will install a package we don’t want, then remove it. After that, we will add (install) a package and then update it. To add a macro package, use this command</text:p>
      <text:p text:style-name="P59">rapuma asset KYU-MYMR-KYUMTEST macro add --component_type usfm<text:line-break/>--path ~/Publishing/my_source/KYUM/updates/usfmTex_20150504.zip</text:p>
      <text:p text:style-name="P24">When handling macro packages, it is assumed that the ID is in the file name. So, in this case, the ID for this macro package would be usfmTex_20150504. (The file name less the .zip extension.) With this in mind, remember to never alter the name of the file as the <text:span text:style-name="T51">ID is also used in internal file names. If you change the file name of the package, the install will fail and you will be sad. Now, to remove a component, use this command:</text:span></text:p>
      <text:p text:style-name="P59">rapuma asset KYU-MYMR-KYUMTEST macro remove --component_type usfm</text:p>
      <text:p text:style-name="P25">The command is very succinct because Rapuma only needs to know the component type the macro package is tied to be able to remove it. <text:span text:style-name="T52">Now with these next two commands we will add one macro package and then update it with another one.</text:span></text:p>
      <text:p text:style-name="P59">rapuma asset KYU-MYMR-KYUMTEST macro add --component_type usfm<text:line-break/>--path ~/Publishing/my_source/assets/macros/usfmTex_20150225.zip</text:p>
      <text:p text:style-name="P37">Now, if this macro package were to stay in the project, when rendering time came, it would fail because of some old settings that are not right for the way the current system runs. To update it to a more current version of the macro, use this command:</text:p>
      <text:p text:style-name="P59">rapuma asset KYU-MYMR-KYUMTEST macro update --component_type usfm<text:line-break/>--path ~/Publishing/my_source/KYUM/updates/usfmTex_20150504.zip </text:p>
      <text:p text:style-name="P35">Behind the scenes a lot <text:span text:style-name="T53">has </text:span>happened but one thing that should not have happened is that any settings that would have been made by the user, including the extension/override files. <text:span text:style-name="T53">Every precaution has been made to preserve any existing settings or custom code that has been added by the user.</text:span></text:p>
      <text:h text:style-name="P81" text:outline-level="2">Preprocess Scripts</text:h>
      <text:p text:style-name="P26">Some groups will require that the source text be preprocessed before it can be rendered. For this example we will do a very simple preprocess. However, it will not be explained here. To add a preprocess script to the GOSPEL project group use this command:</text:p>
      <text:p text:style-name="P59">rapuma asset KYU-MYMR-KYUMTEST script add --group GOSPEL --preprocess<text:span text:style-name="T36"><text:line-break/></text:span>--path ~/Publishing/my_source/KYUM/process/kyum_textPreprocess.py</text:p>
      <text:p text:style-name="P26">Next, we use a setting command to turn on preprocessing for the GOSPEL group:</text:p>
      <text:p text:style-name="P59">rapuma setting KYU-MYMR-KYUMTEST project --section Groups/GOSPEL --key usePreprocessScript --value True</text:p>
      <text:p text:style-name="P26">Often, while in the setup stage of a project it is necessary to modify and update a process script. You can do that like this:</text:p>
      <text:p text:style-name="P59">rapuma asset KYU-MYMR-KYUMTEST script <text:span text:style-name="T33">update</text:span> --group GOSPEL --preprocess<text:line-break/>--path ~/Publishing/my_source/KYUM/<text:span text:style-name="T34">updates</text:span>/kyum_textPreprocess-<text:span text:style-name="T33">v2</text:span>.py</text:p>
      <text:p text:style-name="P36"><text:span text:style-name="T34">Note the different path and file name. </text:span>This will only preprocess the source text for the GOSPEL group. <text:soft-page-break/>The same preprocess script can be applied to other groups. However, in the case of the FRONT group, it is not necessary because this group uses PDF file components which are a <text:span text:style-name="T6">fixed</text:span><text:span text:style-name="T26"> type. The preprocess script used above could be used applied to the FOURTEES group but we will not do that now. When you get to the render commands, see if you can tell what the difference is between the GOSPEL and FRONT group. What would you have to do to get them to look the same? </text:span></text:p>
      <text:p text:style-name="P33">Groups are just containers to hold components. Now let’s move on to adding the components to the groups we have created.</text:p>
      <text:h text:style-name="Heading_20_1" text:outline-level="1">Working With Group <text:span text:style-name="T74">Components</text:span></text:h>
      <text:h text:style-name="Heading_20_2" text:outline-level="2">Adding Components to Groups</text:h>
      <text:p text:style-name="P10">Now we will add all the components to the groups we created. We will start with the GOSPEL group.</text:p>
      <text:p text:style-name="Command">rapuma content KYU-MYMR-KYUMTEST component add --group GOSPEL --cid_list "mat <text:span text:style-name="T34">mrk</text:span> luk jhn <text:span text:style-name="T35">act</text:span>" <text:line-break/>--path ~/Publishing/my_source/KYUM/PT-source</text:p>
      <text:p text:style-name="Text_20_body">Then the FOURTEES group with this command:</text:p>
      <text:p text:style-name="Command">rapuma content KYU-MYMR-KYUMTEST component add --group FOURTEES --cid_list "1th 2th 1ti 2ti" --path ~/Publishing/my_source/KYUM/PT-source</text:p>
      <text:p text:style-name="P10">Finally, we’ll add the FRONT components. However, you will notice in the <text:span text:style-name="T6">--cid_list</text:span> there is a difference in component IDs from the previous two groups. In this group, any form of ID can be used as long as it relates to a file of the same name. For example, the <text:span text:style-name="T6">cover</text:span> ID is for the <text:span text:style-name="T6">cover.pdf </text:span>component file. This is case sensitive, by the way. So if the ID is <text:span text:style-name="T6">cover</text:span> but the relating file is <text:span text:style-name="T6">COVER.PDF</text:span>, the component import will fail. In that case, the ID should be <text:span text:style-name="T6">COVER</text:span>, not <text:span text:style-name="T6">cover</text:span>.</text:p>
      <text:p text:style-name="Command">rapuma content KYU-MYMR-KYUMTEST component add --group FRONT <text:line-break/>--cid_list "cover title copyright toc introduction" <text:line-break/>--path ~/Publishing/my_source/KYUM/FRONT-source</text:p>
      <text:p text:style-name="P11">With these commands, all the components for this publication are now in place. </text:p>
      <text:h text:style-name="Heading_20_2" text:outline-level="2"><text:span text:style-name="T68">A Component Adding </text:span>Short<text:span text:style-name="T68">cut</text:span></text:h>
      <text:p text:style-name="P45">Though not used in the example, there is a shortcut that can be used for adding components to a group which removes the need to use the --cid_list parameter. If the ID of the group is either <text:span text:style-name="T6">NT, OT</text:span> or <text:span text:style-name="T6">B</text:span><text:span text:style-name="T18">IBLE</text:span>, when using the component add command, Rapuma will automatically add all the <text:span text:style-name="T69">canonical</text:span> components in the corresponding group. For example if you were to add a group called OT and use this shortcut, while the process was being run, all books in the Old Testament, from Genesis to Malachi would be included in the import. If the group ID was NT, it would be Matthew through Revelation. If you used the group ID of BIBLE, then Genesis to Revelation would be put into one group. <text:span text:style-name="T70">However, that group </text:span>would rarely be used <text:span text:style-name="T70">as a group with 66 components would be a little on the large size to process</text:span>.</text:p>
      <text:h text:style-name="Heading_20_2" text:outline-level="2"><text:soft-page-break/>Updating <text:span text:style-name="T35">Components</text:span></text:h>
      <text:p text:style-name="P11">To update the <text:span text:style-name="T6">jhn</text:span> (Book of John) component in the GOSPEL group, use this command:</text:p>
      <text:p text:style-name="Command">rapuma content KYU-MYMR-KYUMTEST component update --group GOSPEL --cid_list jhn <text:line-break/>--path ~/Publishing/my_source/KYUM/updates</text:p>
      <text:p text:style-name="P11">Again, note the path, where the updated file is coming from. In this update, a very small change was made in the English sub-title on the first page, see if you can tell the difference from the other books in the group.</text:p>
      <text:h text:style-name="Heading_20_2" text:outline-level="2">Removing Components</text:h>
      <text:p text:style-name="P11">To remove a component from a group, use this command:</text:p>
      <text:p text:style-name="Command">rapuma content KYU-MYMR-KYUMTEST component remove --group GOSPEL --cid_list act</text:p>
      <text:h text:style-name="P83" text:outline-level="2">Component Compare</text:h>
      <text:p text:style-name="P49">As a normal part of t<text:span text:style-name="T76">ext</text:span> process<text:span text:style-name="T76">ing</text:span>, components will be altered either on import, or during composition. The alterations may be minor and are often related to markup. <text:span text:style-name="T76">For those times when the</text:span> user needs to know exactly what is different from the original text, <text:span text:style-name="T76">t</text:span>he Compare feature has been created. Using <text:span text:style-name="T76">a</text:span> file compare utilit<text:span text:style-name="T76">y installed on the system</text:span>, Rapuma can show the user the difference between <text:span text:style-name="T76">a component</text:span> working file and <text:span text:style-name="T76">one of its</text:span> ancestors. For example, when a component is imported into the project, a copy of the original text is kept in the component folder. Often, it is <text:span text:style-name="T75">necessary</text:span> to do markup alterations with processing scripts, <text:span text:style-name="T76">as </text:span>described earlier. To better understand the affect a process script has on <text:span text:style-name="T75">a component, a compare can be run on the imported working version and its source with this command:</text:span></text:p>
      <text:p text:style-name="P66">rapuma content KYU-MYMR-KYUMTEST component compare --group GOSPEL --cid_list jhn --file_type source</text:p>
      <text:p text:style-name="P73"><text:span text:style-name="T78">The compare command has an additional parameter not used on any others called –</text:span><text:span text:style-name="T20">file_type </text:span><text:span text:style-name="T21">(</text:span><text:span text:style-name="T20">-</text:span><text:span text:style-name="T21">f)</text:span><text:span text:style-name="T32">, this will specify the parent file. Two types of parent files are recognized, </text:span><text:span text:style-name="T21">source</text:span><text:span text:style-name="T32"> and </text:span><text:span text:style-name="T21">backup</text:span><text:span text:style-name="T20">. </text:span><text:span text:style-name="T78"><text:s/></text:span>A compare such as th<text:span text:style-name="T78">e previous one</text:span> <text:span text:style-name="T78">on the source </text:span>is very helpful when <text:span text:style-name="T77">engineering</text:span> a process script at the beginning of a project, but is not <text:span text:style-name="T78">really </text:span>necessary during the composition stage. During that stage the user may need to check <text:span text:style-name="T77">differences between the current working file and the intermediate file that was created after the import process was completed. To do this you simply change the </text:span><text:span text:style-name="T20">--file_type </text:span><text:span text:style-name="T21">(or </text:span><text:span text:style-name="T20">-</text:span><text:span text:style-name="T21">f)</text:span><text:span text:style-name="T77"> from </text:span><text:span text:style-name="T20">source</text:span><text:span text:style-name="T77"> to </text:span><text:span text:style-name="T20">backup</text:span><text:span text:style-name="T77">. This command will accomplish that:</text:span></text:p>
      <text:p text:style-name="P67">rapuma content KYU-MYMR-KYUMTEST component compare --group GOSPEL --cid_list jhn --file_type <text:span text:style-name="T77">backup</text:span></text:p>
      <text:p text:style-name="P50">Differential comparison is a powerful tool and more could be done with it. If the need ever arises, this function could be expanded.</text:p>
      <text:h text:style-name="P75" text:outline-level="1"><text:soft-page-break/>More Asset Management</text:h>
      <text:h text:style-name="P81" text:outline-level="2">Illustrations</text:h>
      <text:p text:style-name="P35">During <text:span text:style-name="T37">the </text:span>USFM text import, if \fig markers were present in the source text <text:span text:style-name="T37">(as they were in the </text:span><text:span text:style-name="T10">jhn</text:span><text:span text:style-name="T37"> component)</text:span>, Rapuma gathered metadata from them for the illustrations used in the publication. This information is stored in the illustration.conf file. Rapuma will use it to pull in the correct illustration files from the folder specified. Assuming that all possible illustrations are in one folder, this is the command used to import the necessary illustrations:</text:p>
      <text:p text:style-name="P59">rapuma asset KYU-MYMR-KYUMTEST illustration add --group GOSPEL <text:line-break/>--path ~/Publishing/my_source/assets/illustrations</text:p>
      <text:p text:style-name="P31">The <text:span text:style-name="T6">remove</text:span><text:span text:style-name="T26"> and </text:span><text:span text:style-name="T6">update</text:span><text:span text:style-name="T26"> commands work the same for fonts and illustrations as in other areas of the program. </text:span><text:span text:style-name="T31">(Please remember that if there were no \fig markers in any of the source files, no illustrations will be imported into the project.)</text:span></text:p>
      <text:p text:style-name="P32">Even though the illustrations are now in the project, they will not show up in the rendered text until we turn them on with this setting command:</text:p>
      <text:p text:style-name="P57">rapuma setting KYU-MYMR-KYUMTEST project --section Groups/GOSPEL --key useIllustrations <text:line-break/>--value True</text:p>
      <text:p text:style-name="P35"><text:span text:style-name="T28">There are more illustration settings that are needed but that will be covered </text:span><text:span text:style-name="T29">next </text:span><text:span text:style-name="T28">in the </text:span><text:span text:style-name="T29">Settings Management.</text:span></text:p>
      <text:h text:style-name="Heading_20_1" text:outline-level="1">S<text:span text:style-name="T37">ettings</text:span> <text:span text:style-name="T37">Management</text:span></text:h>
      <text:p text:style-name="P14">Rapuma has many many configuration settings that can be changed to make the rendered output look more like you would want it to. We have already set a few of those. Now, we’ll set the rest and I’ll try to briefly explain what each one does.</text:p>
      <text:h text:style-name="Heading_20_2" text:outline-level="2">Illustrations</text:h>
      <text:p text:style-name="P14">Figure placeholders enable faster rendering, which is needed for composition. A blank box is inserted where the illustration would be. By default this is turned on. To turn it off so illustrations can be seen in the rendered output, use this command:</text:p>
      <text:p text:style-name="Command">rapuma setting KYU-MYMR-KYUMTEST layout --section DocumentFeatures --key useFigurePlaceHolders --value False</text:p>
      <text:p text:style-name="P14">By default, illustrations are placed in the upper left corner of the page. This will move one of the illustrations to the bottom right corner. When you get to the rendering phase, see if you can find it.</text:p>
      <text:p text:style-name="Command">rapuma setting KYU-MYMR-KYUMTEST illustration --section GOSPEL/lb00135 --key position <text:line-break/>--value br</text:p>
      <text:h text:style-name="Heading_20_2" text:outline-level="2">Group Binding Order</text:h>
      <text:p text:style-name="Text_20_body"><text:span text:style-name="T30">In projects where there are multiple groups, which would be most projects, the binding order has to be </text:span><text:soft-page-break/><text:span text:style-name="T30">set in order for the publication to turn out right. Without setting the binding order, Rapuma has no way of knowing which group comes first, second, etc. so the final results may not be desirable. </text:span><text:span text:style-name="T26">We will set the order now with these three setting commands:</text:span></text:p>
      <text:p text:style-name="P58">rapuma setting KYU-MYMR-KYUMTEST project --section Groups/FRONT --key bindingOrder --value 1</text:p>
      <text:p text:style-name="P60">rapuma setting KYU-MYMR-KYUMTEST project --section Groups/GOSPEL --key bindingOrder --value 2</text:p>
      <text:p text:style-name="P60">rapuma setting KYU-MYMR-KYUMTEST project --section Groups/FOURTEES --key bindingOrder --value 3</text:p>
      <text:p text:style-name="P34">Without setting the order, the bind command may not give the desired results.</text:p>
      <text:h text:style-name="P84" text:outline-level="2">General</text:h>
      <text:p text:style-name="P14">This is an obscure TeX command that will suppress superfluous warnings when rendering:</text:p>
      <text:p text:style-name="P61">~/Projects/rapuma/scripts/rapuma setting KYU-MYMR-KYUMTEST <text:span text:style-name="T56">macro</text:span> <text:line-break/>--section <text:span text:style-name="T56">Macros/</text:span>usfmTex_20150504/TeXBehavior --key vFuzz --value 4.8p<text:span text:style-name="T38">t</text:span></text:p>
      <text:h text:style-name="Heading_20_2" text:outline-level="2">Font</text:h>
      <text:p text:style-name="P14">Some useful magic font settings:</text:p>
      <text:p text:style-name="P61">rapuma setting KYU-MYMR-KYUMTEST <text:span text:style-name="T56">font</text:span> --section <text:span text:style-name="T56">GeneralSettings/</text:span>FontSettings <text:line-break/>--key useRenderingSystem --value GR</text:p>
      <text:p text:style-name="P61">rapuma setting KYU-MYMR-KYUMTEST <text:span text:style-name="T56">font</text:span> --section <text:span text:style-name="T56">GeneralSettings/</text:span>FontSettings <text:line-break/>--key useLanguage --value kyu</text:p>
      <text:p text:style-name="P61">rapuma setting KYU-MYMR-KYUMTEST <text:span text:style-name="T56">font</text:span> --section <text:span text:style-name="T56">GeneralSettings/</text:span>FontSettings <text:line-break/>--key useMapping --value kye_renumber</text:p>
      <text:p text:style-name="Command">rapuma setting KYU-MYMR-KYUMTEST layout --section TextElements --key bodyFontSize --value 9</text:p>
      <text:p text:style-name="Command">rapuma setting KYU-MYMR-KYUMTEST layout --section TextElements --key bodyTextLeading --value 13</text:p>
      <text:h text:style-name="Heading_20_2" text:outline-level="2">Print <text:span text:style-name="T39">O</text:span>utput</text:h>
      <text:p text:style-name="P15">These settings will change the background that can be added to the rendered output.</text:p>
      <text:p text:style-name="Command">rapuma setting KYU-MYMR-KYUMTEST layout --section DocumentFeatures --key backgroundComponents --value watermark,cropmarks</text:p>
      <text:p text:style-name="Command">rapuma setting KYU-MYMR-KYUMTEST layout --section DocumentFeatures --key watermarkText <text:line-break/>--value "<text:span text:style-name="T40">EXAMPLE</text:span>"</text:p>
      <text:p text:style-name="Command">rapuma asset KYU-MYMR-KYUMTEST background update --group GOSPEL</text:p>
      <text:p text:style-name="Command">rapuma setting KYU-MYMR-KYUMTEST layout --section DocumentFeatures --key docInfoText --value "<text:span text:style-name="T40">Rapuma Tutorial Example</text:span>"</text:p>
      <text:h text:style-name="Heading_20_2" text:outline-level="2">Columns</text:h>
      <text:p text:style-name="P16">Some settings that help the default two column layout look better. First add a rule between the columns.</text:p>
      <text:p text:style-name="Command">rapuma setting KYU-MYMR-KYUMTEST layout --section DocumentFeatures --key columnGutterRule --value True</text:p>
      <text:p text:style-name="P16">Spread the columns out for the marginal verse numbers we will add soon.</text:p>
      <text:p text:style-name="P62">rapuma setting KYU-MYMR-KYUMTEST <text:span text:style-name="T56">macro</text:span> --section <text:span text:style-name="T56">Macros/</text:span>usfmTex_20150504/Columns <text:line-break/>--key columnGutterFactor --value 20</text:p>
      <text:p text:style-name="P16">Move the gutter rule up a little.</text:p>
      <text:p text:style-name="P62"><text:soft-page-break/>rapuma setting KYU-MYMR-KYUMTEST <text:span text:style-name="T56">macro</text:span> --section <text:span text:style-name="T56">Macros/</text:span>usfmTex_20150504/Columns <text:line-break/>--key columnGutterRuleSkip --value 4</text:p>
      <text:h text:style-name="Heading_20_2" text:outline-level="2">Verse number display</text:h>
      <text:p text:style-name="P16">Add marginal verse numbers. These are numbers that <text:span text:style-name="T6">float</text:span> in the margin rather than embedded in the text.</text:p>
      <text:p text:style-name="P62">rapuma setting KYU-MYMR-KYUMTEST <text:span text:style-name="T56">macro</text:span> --section <text:span text:style-name="T56">Macros/</text:span>usfmTex_20150504/ChapterVerse <text:line-break/>--key useMarginalVerses --value True</text:p>
      <text:h text:style-name="Heading_20_2" text:outline-level="2">Binding</text:h>
      <text:p text:style-name="P16">Change page number in the second group (FOURTEES) so it continues on from the first section. (Note, this number may not be exactly right. This just shows that it can be done.)</text:p>
      <text:p text:style-name="Command">rapuma setting KYU-MYMR-KYUMTEST project --section Groups/FOURTEES --key startPageNumber --value 274</text:p>
      <text:h text:style-name="Heading_20_1" text:outline-level="1">RENDERING</text:h>
      <text:p text:style-name="P17"><text:span text:style-name="T41">To</text:span> render <text:span text:style-name="T41">just</text:span> one component in a group, <text:span text:style-name="T41">save it in the Deliverable folder, add a background and some document information to it, </text:span>you would do it like this:</text:p>
      <text:p text:style-name="P54">rapuma process KYU-MYMR-KYUMTEST component render --group GOSPEL --cid_list jhn --<text:span text:style-name="T41">save<text:line-break/> --background --doc_info</text:span></text:p>
      <text:p text:style-name="P18">You can run render commands on all the components with various output options. This is what is done during the compositing phase. Once that is done and everything looks right, you will need to render each of the groups like this:</text:p>
      <text:p text:style-name="Command">rapuma process KYU-MYMR-KYUMTEST group render --group GOSPEL</text:p>
      <text:p text:style-name="Command">rapuma process KYU-MYMR-KYUMTEST group render --group FOURTEES</text:p>
      <text:p text:style-name="Command">rapuma process KYU-MYMR-KYUMTEST group render --group FRONT</text:p>
      <text:p text:style-name="P18">When the groups have been rendered, the binding process can be run, which will complete this tutorial.</text:p>
      <text:h text:style-name="Heading_20_1" text:outline-level="1">Bind<text:span text:style-name="T41">ing</text:span></text:h>
      <text:p text:style-name="P18">Binding is what we call the process in Rapuma that combines the rendered group PDF files. <text:span text:style-name="T42">No additional rendering takes place, that’s why it is important to have run the render command on each of the groups before binding. Also, it is important that all the groups have an assigned binding order so they are put together in the right order. This is the command that makes it happen:</text:span></text:p>
      <text:p text:style-name="Command">rapuma process KYU-MYMR-KYUMTEST project bind --save</text:p>
      <text:p text:style-name="P19">The results should be a PDF file in the Deliverable folder, and it should have opened up in the PDF viewer. Other options can be added, such as a background and document information, just like the single component rendering above.</text:p>
      <text:h text:style-name="P77" text:outline-level="1"><text:soft-page-break/>Sharing</text:h>
      <text:p text:style-name="P20">Our parents, if they were doing their job <text:span text:style-name="T45">well</text:span>, always taught us to share. The sharing feature in Rapuma is dedicated to their diligent teaching in this area. The mechanism that is most available at this time for file sharing is <text:span text:style-name="T45">often </text:span>referred to as the “<text:span text:style-name="T43">c</text:span><text:span text:style-name="T6">loud</text:span>”. <text:span text:style-name="T43">The term </text:span><text:span text:style-name="T11">cloud</text:span><text:span text:style-name="T43"> can refer to a number of on-line file storage systems that use a folder on your local system, such as Dropbox, for example.</text:span> When a project is shared in Rapuma, you are either <text:span text:style-name="T6">pulling</text:span> it or <text:span text:style-name="T6">pushing</text:span> it to the cloud. <text:span text:style-name="T55">Now we will make use of that folder you created called </text:span><text:span text:style-name="T16">my_cloud</text:span><text:span text:style-name="T55">. To create a shared project in your local cloud folder, you could use a command like this:</text:span></text:p>
      <text:p text:style-name="Command">rapuma publication KYU-MYMR-KYUMTEST share push --path ~/Publishing/my_cloud</text:p>
      <text:p text:style-name="P21">To get a project on your system that someone else has put in the cloud, use this command:</text:p>
      <text:p text:style-name="P55"><text:bookmark-start text:name="__DdeLink__2576_1937670959"/>rapuma publication KYU-MYMR-KYUMTEST share pu<text:span text:style-name="T43">ll</text:span> --path ~/Publishing/my_cloud<text:bookmark-end text:name="__DdeLink__2576_1937670959"/></text:p>
      <text:p text:style-name="P21">That command would pull the project data out of the cloud and put it in your local system Publishing folder. However, if you tried to use that command in this example you would see that it ran, but no files were updated from the version in the cloud. If you needed to be sure that the data in the cloud needed to overwrite your system data, add the <text:span text:style-name="T6">--replace</text:span> parameter in the command. <text:span text:style-name="T44">The same works the other direction. If you want to be sure that the data in your local project overwrites that data in the cloud, use the </text:span><text:span text:style-name="T12">--replace</text:span><text:span text:style-name="T44"> parameter as well. Without that parameter, Rapuma will merge data and only replace in the target files that are older than in the source. But, if you use </text:span><text:span text:style-name="T12">--replace</text:span><text:span text:style-name="T44">, the target will be replaced with whatever is in the source, so be careful using the </text:span><text:span text:style-name="T12">--replace</text:span><text:span text:style-name="T44"> parameter.</text:span></text:p>
      <text:h text:style-name="P78" text:outline-level="1">PDF/X-1a Conformance</text:h>
      <text:p text:style-name="P38">XeTeX does a good job at producing clean PDF that qualifies for PDF/X-1a conformance. However, the standard ptx2pdf macro package, normally used for Scripture typesetting does not output any PDF meta data that would indicate any such <text:span text:style-name="T63">standard has been met</text:span>. The usfmTex macro package, shamelessly taken (virtually copied) from the ptx2pdf macro package, has been modified to output much of the necessary meta-data to indicate PDF/X-1a conformance. <text:span text:style-name="T58">Much testing will be needed but if everything has been done right, files output through the Rapuma system should pass Adobe Pre-flight tests, for the most part.</text:span></text:p>
      <text:p text:style-name="P39">To get <text:span text:style-name="T59">complete and accurate meta-data output, the user must consider entering adequate project meta-data into the </text:span><text:span text:style-name="T17">project.conf</text:span><text:span text:style-name="T59"> file. Here are related fields in the [ProjectInfo] section and the function of the meta data in the output:</text:span></text:p>
      <table:table table:name="Table1" table:style-name="Table1">
        <table:table-column table:style-name="Table1.A"/>
        <table:table-column table:style-name="Table1.B"/>
        <table:table-row>
          <table:table-cell table:style-name="Table1.A1" office:value-type="string">
            <text:p text:style-name="P69"><text:span text:style-name="T61">Rapuma </text:span>Project.conf Field</text:p>
          </table:table-cell>
          <table:table-cell table:style-name="Table1.B1" office:value-type="string">
            <text:p text:style-name="P69"><text:span text:style-name="T60">Maps to </text:span>PDF <text:span text:style-name="T60">Meta-data </text:span>File Info</text:p>
          </table:table-cell>
        </table:table-row>
        <table:table-row>
          <table:table-cell table:style-name="Table1.A5" office:value-type="string">
            <text:p text:style-name="P40">projectDescription</text:p>
          </table:table-cell>
          <table:table-cell table:style-name="Table1.B2" office:value-type="string">
            <text:p text:style-name="P68">Subject</text:p>
          </table:table-cell>
        </table:table-row>
        <table:table-row>
          <table:table-cell table:style-name="Table1.A5" office:value-type="string">
            <text:p text:style-name="P40"><text:span text:style-name="T67">t</text:span>ypesetters <text:span text:style-name="T67">(comma separated list)</text:span></text:p>
          </table:table-cell>
          <table:table-cell table:style-name="Table1.B3" office:value-type="string">
            <text:p text:style-name="P68">Creator</text:p>
          </table:table-cell>
        </table:table-row>
        <table:table-row>
          <table:table-cell table:style-name="Table1.A5" office:value-type="string">
            <text:p text:style-name="P41">translators <text:span text:style-name="T67">(comma separated list)</text:span></text:p>
          </table:table-cell>
          <table:table-cell table:style-name="Table1.B4" office:value-type="string">
            <text:p text:style-name="P68">Application/Author</text:p>
          </table:table-cell>
        </table:table-row>
        <text:soft-page-break/>
        <table:table-row>
          <table:table-cell table:style-name="Table1.A5" office:value-type="string">
            <text:p text:style-name="P40">projectTitle</text:p>
          </table:table-cell>
          <table:table-cell table:style-name="Table1.B5" office:value-type="string">
            <text:p text:style-name="P68">Title</text:p>
          </table:table-cell>
        </table:table-row>
        <table:table-row>
          <table:table-cell table:style-name="Table1.A6" office:value-type="string">
            <text:p text:style-name="P40">projectCreateDate</text:p>
          </table:table-cell>
          <table:table-cell table:style-name="Table1.B6" office:value-type="string">
            <text:p text:style-name="P68">Created</text:p>
          </table:table-cell>
        </table:table-row>
      </table:table>
      <text:p text:style-name="Text_20_body"/>
      <text:p text:style-name="P42">With the above fields filled in, when you click on properties, the form will be filled in and be useful. Also, the PDF/X-<text:span text:style-name="T62">1a data in the file should be correct, or at least good enough to pass pre-flight.</text:span></text:p>
      <text:p text:style-name="P43">This data can also be used in other areas of the publication process such as archiving so it is good practice to be sure all the project meta-data fields in the project configuration file are properly filled out. <text:span text:style-name="T64">An example of how to set the project meta-data to something more meaningful would be as follows:</text:span></text:p>
      <text:p text:style-name="P65">rapuma setting KYU-MYMR-KYUMTEST project --section ProjectInfo --key <text:span text:style-name="T65">projectDescription</text:span> <text:line-break/>--value "<text:span text:style-name="T66">Some New Testament Scripture in an Asian language</text:span>"</text:p>
      <text:p text:style-name="P63">rapuma setting KYU-MYMR-KYUMTEST project --section ProjectInfo --key <text:span text:style-name="T65">typesetters</text:span> <text:line-break/>--value "<text:span text:style-name="T64">Johannes Gutenberg</text:span>"</text:p>
      <text:p text:style-name="P64">rapuma setting KYU-MYMR-KYUMTEST project --section ProjectInfo --key <text:span text:style-name="T65">translators</text:span> <text:line-break/>--value "<text:span text:style-name="T64">John Wycliffe</text:span>"</text:p>
      <text:p text:style-name="P65">rapuma setting KYU-MYMR-KYUMTEST project --section ProjectInfo --key <text:span text:style-name="T65">projectTitle</text:span> <text:line-break/>--value "<text:span text:style-name="T66">Some Asian New Testament Scripture</text:span>"</text:p>
      <text:p text:style-name="P44">Note that it is not necessary to set the project creation date as that is automatically done when the project is created.</text:p>
      <text:h text:style-name="P79" text:outline-level="1">Additional Features</text:h>
      <text:p text:style-name="P46">There are numerous additional features that are not necessarily a part of this tutorial but are important to mention. These are covered in this section.</text:p>
      <text:h text:style-name="Heading_20_2" text:outline-level="2">Hyphenation</text:h>
      <text:p text:style-name="P47">Hyphenation is a necessity in many long document publishing projects. Rapuma supports a simplified form of the TeX hyphenation system. TeX hyphenation rules <text:span text:style-name="T71">are the best way to control line breaking. However, it is</text:span> very difficult to implement in a minority language publication project. <text:span text:style-name="T71">As such, we have exploited the exception word list feature to over come the complications of creating a full set of hyphenation rules. Basically, it is a word list that contains all the break points for every word used in the publication. So, for example on one line you might find a word like </text:span><text:span text:style-name="T19">hy-phen-ate</text:span><text:span text:style-name="T71">. How the list is created is not relevant to Rapuma. It could be typed in by hand or generated through a process. This word list can be thousands of words long. Regardless, it is read into TeX at render time and it breaks the words at those precise points, as necessary. For more flexibility, hyphenation is limited to groups. Because of this, some duplication is necessary for it to work right, this can be a little tedious. To “turn on” hyphenation in a publication project, the following items need to be in place:</text:span></text:p>
      <text:list xml:id="list8196811950731049043" text:style-name="L1">
        <text:list-item>
          <text:p text:style-name="P71">In the project Component folder, in the group or groups you wish to have hyphenation used, the &lt;group name&gt;_hyphenation.tex file and the &lt;group name&gt;_lccode.tex file must be present. If <text:soft-page-break/>several groups need hyphenation, <text:span text:style-name="T72">be sure each group has the same files in their main group folder, changing &lt;group name&gt; to the actual name of the group. What each of these files contain go beyond the scope of this documentation. How a hyphenation word list file is created and what is contained in an lccode file would be best handled in separate documentation. Please note that if the files are not matching between groups, inconsistent results can be expected.</text:span></text:p>
        </text:list-item>
        <text:list-item>
          <text:p text:style-name="P72">In the project.conf file the hyphenation switch needs to be set to true for hyphenation to happen when that group is rendered. You can use a command something like this to turn it on:</text:p>
        </text:list-item>
      </text:list>
      <text:p text:style-name="P70">rapuma setting KYU-MYMR-KYUMTEST project --section Groups/GOSPEL --key <text:span text:style-name="T73">useHyphenation</text:span> <text:line-break/>--value True</text:p>
      <text:p text:style-name="P48">With the correct configuration, Rapuma will see to it that hyphenation is used when a document is rendered. If errors are found in word breaks, more than likely it is caused by an improper word break definition in the word list. Adjust as necessary. Also, because of the multiple variations in words, writing systems, etc., other adjusts may be needed to be made to TeX commands that are found in the header of the <text:span text:style-name="T19">&lt;group name&gt;_hyphenation.tex</text:span><text:span text:style-name="T71"> </text:span>file. Consult TeX document for more information. Once you figure it out, be sure to propagate all the changes to the other groups.</text:p>
      <text:h text:style-name="Heading_20_1" text:outline-level="1">Conclusion</text:h>
      <text:p text:style-name="P19">In time I am sure more will be added to this tutorial, but I hope this has been helpful and you have a better understanding of how the Rapuma CLI work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variant="small-cap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variant="small-caps" fo:color="#333333" fo:font-size="115%" fo:font-style="italic" fo:font-weight="normal"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mmand" style:family="paragraph" style:parent-style-name="Text_20_body" style:class="text" style:master-page-name="">
      <style:paragraph-properties fo:margin-left="1in" fo:margin-right="0in" fo:margin-top="0in" fo:margin-bottom="0.0972in" style:contextual-spacing="false" fo:line-height="100%" fo:text-indent="-0.5in" style:auto-text-indent="false" style:page-number="auto">
        <style:tab-stops/>
      </style:paragraph-properties>
      <style:text-properties fo:color="#9900ff" style:font-name="Andale Mono" fo:font-family="'Andale Mono'" style:font-pitch="fixed" fo:font-size="8pt" fo:letter-spacing="-0.0043in" fo:font-weight="bold" style:font-size-asian="9pt" style:font-weight-asian="bold" style:font-size-complex="9pt" style:font-weight-complex="600"/>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nnis Drescher</meta:initial-creator>
    <meta:creation-date>2015-01-26T05:34:42.781566798</meta:creation-date>
    <dc:date>2015-08-07T05:05:51.189136874</dc:date>
    <dc:creator>Dennis Drescher</dc:creator>
    <meta:editing-duration>P22DT13H20M9S</meta:editing-duration>
    <meta:editing-cycles>65</meta:editing-cycles>
    <meta:generator>LibreOffice/4.2.8.2$Linux_X86_64 LibreOffice_project/420m0$Build-2</meta:generator>
    <meta:document-statistic meta:table-count="1" meta:image-count="0" meta:object-count="0" meta:page-count="13" meta:paragraph-count="195" meta:word-count="5287" meta:character-count="31984" meta:non-whitespace-character-count="27008"/>
  </office:meta>
</office:document-meta>
</file>